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77cm"/>
      <style:paragraph-properties style:writing-mode="lr-tb"/>
    </style:style>
    <style:style style:name="gr3" style:family="graphic" style:parent-style-name="standard">
      <style:graphic-properties draw:stroke="none" draw:fill="none" fo:min-height="9.952cm"/>
      <style:paragraph-properties style:writing-mode="lr-tb"/>
    </style:style>
    <style:style style:name="gr4" style:family="graphic" style:parent-style-name="standard">
      <style:graphic-properties draw:stroke="none" draw:fill="none" fo:min-height="10.35cm"/>
      <style:paragraph-properties style:writing-mode="lr-tb"/>
    </style:style>
    <style:style style:name="gr5" style:family="graphic" style:parent-style-name="standard">
      <style:graphic-properties draw:stroke="none" draw:fill="none" fo:min-height="8.36cm"/>
      <style:paragraph-properties style:writing-mode="lr-tb"/>
    </style:style>
    <style:style style:name="gr6" style:family="graphic" style:parent-style-name="standard">
      <style:graphic-properties draw:stroke="none" draw:fill="none" fo:min-height="9.554cm"/>
      <style:paragraph-properties style:writing-mode="lr-tb"/>
    </style:style>
    <style:style style:name="gr7" style:family="graphic" style:parent-style-name="standard">
      <style:graphic-properties draw:stroke="none" draw:fill="none" fo:min-height="6.3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Golang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interface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n Interface is an abstract type.</text:p>
              </text:list-item>
              <text:list-item>
                <text:p>Interface describes all the methods of a method set and provides the signatures for each method.</text:p>
              </text:list-item>
              <text:list-item>
                <text:p>To create interface use interface keyword, followed by curly braces containing a list of method names, along with any parameters or return values the methods are expected to ha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ng Interfac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3" draw:layer="layout" svg:width="20.325cm" svg:height="4.827cm" svg:x="2.8cm" svg:y="4.2cm">
          <draw:text-box>
            <text:p text:style-name="P2">type Employee interface {</text:p>
            <text:p text:style-name="P2"><text:s text:c="8"/>PrintName() string <text:s text:c="15"/>// Method with string return type</text:p>
            <text:p text:style-name="P2"><text:s text:c="8"/>PrintAddress(id int) <text:s text:c="13"/>// Method with int parameter</text:p>
            <text:p text:style-name="P2"><text:s text:c="8"/>PrintSalary(b int, t int) float64 // Method with parameters and return type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fine Type that Satisfies an Interfac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4.26cm" svg:height="10.202cm" svg:x="4.94cm" svg:y="3.398cm">
          <draw:text-box>
            <text:p text:style-name="P2">package main</text:p>
            <text:p text:style-name="P2">import "fmt"</text:p>
            <text:p text:style-name="P2">// Employee is an interface for printing employee details</text:p>
            <text:p text:style-name="P2">type Employee interface {</text:p>
            <text:p text:style-name="P2"><text:s text:c="8"/>PrintName(name string)</text:p>
            <text:p text:style-name="P2"><text:s text:c="8"/>PrintSalary(basic int, tax int) int</text:p>
            <text:p text:style-name="P2">}</text:p>
            <text:p text:style-name="P2">// Emp user-defined type</text:p>
            <text:p text:style-name="P2">type Emp int</text:p>
            <text:p text:style-name="P2">// PrintName method to print employee name</text:p>
            <text:p text:style-name="P2">func (e Emp) PrintName(name string) {</text:p>
            <text:p text:style-name="P2"><text:s text:c="8"/>fmt.Println("Employee Id:\t", e)</text:p>
            <text:p text:style-name="P2"><text:s text:c="8"/>fmt.Println("Employee Name:\t", name)</text:p>
            <text:p text:style-name="P2">}</text:p>
            <text:p text:style-name="P2">// PrintSalary method to calculate employee salary</text:p>
            <text:p text:style-name="P2">func (e Emp) PrintSalary(basic int, tax int) int {</text:p>
            <text:p text:style-name="P2"><text:s text:c="8"/>var salary = (basic * tax) / 100</text:p>
            <text:p text:style-name="P2"><text:s text:c="8"/>return basic - salary</text:p>
            <text:p text:style-name="P2">}</text:p>
            <text:p text:style-name="P2">func main() {</text:p>
            <text:p text:style-name="P2"><text:s text:c="8"/>var e1 Employee</text:p>
            <text:p text:style-name="P2"><text:s text:c="8"/>e1 = Emp(1)</text:p>
            <text:p text:style-name="P2"><text:s text:c="8"/>e1.PrintName("John Doe")</text:p>
            <text:p text:style-name="P2"><text:s text:c="8"/>fmt.Println("Employee Salary:", e1.PrintSalary(25000, 5)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efine Type that Satisfies Multiple Interfac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0.873cm" svg:height="10.202cm" svg:x="4.6cm" svg:y="3.4cm">
          <draw:text-box>
            <text:p text:style-name="P2">package main</text:p>
            <text:p text:style-name="P2">import "fmt"</text:p>
            <text:p text:style-name="P2">type Polygons interface {</text:p>
            <text:p text:style-name="P2"><text:s text:c="8"/>Perimeter()</text:p>
            <text:p text:style-name="P2">}</text:p>
            <text:p text:style-name="P2">type Object interface {</text:p>
            <text:p text:style-name="P2"><text:s text:c="8"/>NumberOfSide()</text:p>
            <text:p text:style-name="P2">}</text:p>
            <text:p text:style-name="P2">type Pentagon int</text:p>
            <text:p text:style-name="P2">func (p Pentagon) Perimeter() {</text:p>
            <text:p text:style-name="P2"><text:s text:c="8"/>fmt.Println("Perimeter of Pentagon", 5*p)</text:p>
            <text:p text:style-name="P2">}</text:p>
            <text:p text:style-name="P2">func (p Pentagon) NumberOfSide() {</text:p>
            <text:p text:style-name="P2"><text:s text:c="8"/>fmt.Println("Pentagon has 5 sides")</text:p>
            <text:p text:style-name="P2">}</text:p>
            <text:p text:style-name="P2">func main() {</text:p>
            <text:p text:style-name="P2"><text:s text:c="8"/>var p Polygons = Pentagon(50)</text:p>
            <text:p text:style-name="P2"><text:s text:c="8"/>p.Perimeter()</text:p>
            <text:p text:style-name="P2"><text:s text:c="8"/>var o Pentagon = p.(Pentagon)</text:p>
            <text:p text:style-name="P2"><text:s text:c="8"/>o.NumberOfSide()</text:p>
            <text:p text:style-name="P2"><text:s text:c="8"/>var obj Object = Pentagon(50)</text:p>
            <text:p text:style-name="P2"><text:s text:c="8"/>obj.NumberOfSide()</text:p>
            <text:p text:style-name="P2"><text:s text:c="8"/>var pent Pentagon = obj.(Pentagon)</text:p>
            <text:p text:style-name="P2"><text:s text:c="8"/>pent.Perimeter(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faces with common Metho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7.858cm" svg:height="10.6cm" svg:x="5.161cm" svg:y="3.4cm">
          <draw:text-box>
            <text:p text:style-name="P2">package main</text:p>
            <text:p text:style-name="P2">import "fmt"</text:p>
            <text:p text:style-name="P2">type Vehicle interface {</text:p>
            <text:p text:style-name="P2"><text:s text:c="8"/>Structure() []string // Common Method</text:p>
            <text:p text:style-name="P2"><text:s text:c="8"/>Speed() string</text:p>
            <text:p text:style-name="P2">}</text:p>
            <text:p text:style-name="P2">type Human interface {</text:p>
            <text:p text:style-name="P2"><text:s text:c="8"/>Structure() []string // Common Method</text:p>
            <text:p text:style-name="P2"><text:s text:c="8"/>Performance() string</text:p>
            <text:p text:style-name="P2">}</text:p>
            <text:p text:style-name="P2">type Car string</text:p>
            <text:p text:style-name="P2">func (c Car) Structure() []string {</text:p>
            <text:p text:style-name="P2"><text:s text:c="8"/>var parts = []string{"ECU", "Engine", "Air Filters", "Wipers", "Gas Task"}</text:p>
            <text:p text:style-name="P2"><text:s text:c="8"/>return parts</text:p>
            <text:p text:style-name="P2">}</text:p>
            <text:p text:style-name="P2">func (c Car) Speed() string {</text:p>
            <text:p text:style-name="P2"><text:s text:c="8"/>return "200 Km/Hrs"</text:p>
            <text:p text:style-name="P2">}</text:p>
            <text:p text:style-name="P2">type Man string</text:p>
            <text:p text:style-name="P2">func (m Man) Structure() []string {</text:p>
            <text:p text:style-name="P2"><text:s text:c="8"/>var parts = []string{"Brain", "Heart", "Nose", "Eyelashes", "Stomach"}</text:p>
            <text:p text:style-name="P2"><text:s text:c="8"/>return parts</text:p>
            <text:p text:style-name="P2">}</text:p>
            <text:p text:style-name="P2">func (m Man) Performance() string {</text:p>
            <text:p text:style-name="P2"><text:s text:c="8"/>return "8 Hrs/Day"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Interface Accepting Address of the Variabl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4.048cm" svg:height="10.6cm" svg:x="4.4cm" svg:y="3cm">
          <draw:text-box>
            <text:p text:style-name="P2">package main</text:p>
            <text:p text:style-name="P2">import "fmt"</text:p>
            <text:p text:style-name="P2">type Book struct {</text:p>
            <text:p text:style-name="P2"><text:s text:c="8"/>author, title string</text:p>
            <text:p text:style-name="P2">}</text:p>
            <text:p text:style-name="P2">type Magazine struct {</text:p>
            <text:p text:style-name="P2"><text:s text:c="8"/>title string</text:p>
            <text:p text:style-name="P2"><text:s text:c="8"/>issue int</text:p>
            <text:p text:style-name="P2">}</text:p>
            <text:p text:style-name="P2">func (b *Book) Assign(n, t string) {</text:p>
            <text:p text:style-name="P2"><text:s text:c="8"/>b.author = n</text:p>
            <text:p text:style-name="P2"><text:s text:c="8"/>b.title = t</text:p>
            <text:p text:style-name="P2">}</text:p>
            <text:p text:style-name="P2">func (b *Book) Print() {</text:p>
            <text:p text:style-name="P2"><text:s text:c="8"/>fmt.Printf("Author: %s, Title: %s\n", b.author, b.title)</text:p>
            <text:p text:style-name="P2">}</text:p>
            <text:p text:style-name="P2">func (m *Magazine) Assign(t string, i int) {</text:p>
            <text:p text:style-name="P2"><text:s text:c="8"/>m.title = t</text:p>
            <text:p text:style-name="P2"><text:s text:c="8"/>m.issue = i</text:p>
            <text:p text:style-name="P2">}</text:p>
            <text:p text:style-name="P2">func (m *Magazine) Print() {</text:p>
            <text:p text:style-name="P2"><text:s text:c="8"/>fmt.Printf("Title: %s, Issue: %d\n", m.title, m.issue)</text:p>
            <text:p text:style-name="P2">}</text:p>
            <text:p text:style-name="P2">type Printer interface {</text:p>
            <text:p text:style-name="P2"><text:s text:c="8"/>Print(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mpty Interface Typ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8.07cm" svg:height="8.61cm" svg:x="5.055cm" svg:y="3.601cm">
          <draw:text-box>
            <text:p text:style-name="P2">package main</text:p>
            <text:p text:style-name="P2">import "fmt"</text:p>
            <text:p text:style-name="P2">func printType(i interface{}) {</text:p>
            <text:p text:style-name="P2"><text:s text:c="8"/>fmt.Println(i)</text:p>
            <text:p text:style-name="P2">}</text:p>
            <text:p text:style-name="P2">func main() {</text:p>
            <text:p text:style-name="P2"><text:s text:c="8"/>var manyType interface{}</text:p>
            <text:p text:style-name="P2"><text:s text:c="8"/>manyType = 100</text:p>
            <text:p text:style-name="P2"><text:s text:c="8"/>fmt.Println(manyType)</text:p>
            <text:p text:style-name="P2"><text:s text:c="8"/>manyType = 200.50</text:p>
            <text:p text:style-name="P2"><text:s text:c="8"/>fmt.Println(manyType)</text:p>
            <text:p text:style-name="P2"><text:s text:c="8"/>manyType = "Germany"</text:p>
            <text:p text:style-name="P2"><text:s text:c="8"/>fmt.Println(manyType)</text:p>
            <text:p text:style-name="P2"><text:s text:c="8"/>printType("Go programming language")</text:p>
            <text:p text:style-name="P2"><text:s text:c="8"/>var countries = []string{"india", "japan", "canada", "australia", "russia"}</text:p>
            <text:p text:style-name="P2"><text:s text:c="8"/>printType(countries)</text:p>
            <text:p text:style-name="P2"><text:s text:c="8"/>var employee = map[string]int{"Mark": 10, "Sandy": 20}</text:p>
            <text:p text:style-name="P2"><text:s text:c="8"/>printType(employee)</text:p>
            <text:p text:style-name="P2"><text:s text:c="8"/>country := [3]string{"Japan", "Australia", "Germany"}</text:p>
            <text:p text:style-name="P2"><text:s text:c="8"/>printType(country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lymorphis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14.049cm" svg:height="9.804cm" svg:x="7.066cm" svg:y="3.004cm">
          <draw:text-box>
            <text:p text:style-name="P2">package main</text:p>
            <text:p text:style-name="P2">import (</text:p>
            <text:p text:style-name="P2"><text:s text:c="8"/>"fmt"</text:p>
            <text:p text:style-name="P2">)</text:p>
            <text:p text:style-name="P2">// Geometry is an interface that defines Geometrical Calculation</text:p>
            <text:p text:style-name="P2">type Geometry interface {</text:p>
            <text:p text:style-name="P2"><text:s text:c="8"/>Edges() int</text:p>
            <text:p text:style-name="P2">}</text:p>
            <text:p text:style-name="P2">// Pentagon defines a geometrical object</text:p>
            <text:p text:style-name="P2">type Pentagon struct{}</text:p>
            <text:p text:style-name="P2">// Hexagon defines a geometrical object</text:p>
            <text:p text:style-name="P2">type Hexagon struct{}</text:p>
            <text:p text:style-name="P2">// Octagon defines a geometrical object</text:p>
            <text:p text:style-name="P2">type Octagon struct{}</text:p>
            <text:p text:style-name="P2">// Decagon defines a geometrical object</text:p>
            <text:p text:style-name="P2">type Decagon struct{}</text:p>
            <text:p text:style-name="P2">// Edges implements the Geometry interface</text:p>
            <text:p text:style-name="P2">func (p Pentagon) Edges() int { return 5 }</text:p>
            <text:p text:style-name="P2">// Edges implements the Geometry interface</text:p>
            <text:p text:style-name="P2">func (h Hexagon) Edges() int { return 6 }</text:p>
            <text:p text:style-name="P2">// Edges implements the Geometry interface</text:p>
            <text:p text:style-name="P2">func (o Octagon) Edges() int { return 8 }</text:p>
            <text:p text:style-name="P2">// Edges implements the Geometry interface</text:p>
            <text:p text:style-name="P2">func (d Decagon) Edges() int { return 10 }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Interface Embedding – ad hoc Polymorphis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3" draw:layer="layout" svg:width="12.567cm" svg:height="6.62cm" svg:x="7.807cm" svg:y="4.596cm">
          <draw:text-box>
            <text:p text:style-name="P2">package main</text:p>
            <text:p text:style-name="P2">import "fmt"</text:p>
            <text:p text:style-name="P2">type Geometry interface {</text:p>
            <text:p text:style-name="P2"><text:s text:c="8"/>Edges() int</text:p>
            <text:p text:style-name="P2">}</text:p>
            <text:p text:style-name="P2">type Polygons interface {</text:p>
            <text:p text:style-name="P2"><text:s text:c="8"/>Geometry // Interface embedding another interface</text:p>
            <text:p text:style-name="P2">}</text:p>
            <text:p text:style-name="P2">type Pentagon int</text:p>
            <text:p text:style-name="P2">type Hexagon int</text:p>
            <text:p text:style-name="P2">type Octagon int</text:p>
            <text:p text:style-name="P2">type Decagon int</text:p>
            <text:p text:style-name="P2">func (p Pentagon) Edges() int { return 5 }</text:p>
            <text:p text:style-name="P2">func (h Hexagon) Edges() int <text:s/>{ return 6 }</text:p>
            <text:p text:style-name="P2">func (o Octagon) Edges() int <text:s/>{ return 8 }</text:p>
            <text:p text:style-name="P2">func (d Decagon) Edges() int <text:s/>{ return 10 }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1:05:02.718700400</meta:creation-date>
    <dc:date>2021-02-04T11:12:54.420621933</dc:date>
    <meta:editing-duration>PT10S</meta:editing-duration>
    <meta:editing-cycles>1</meta:editing-cycles>
    <meta:document-statistic meta:object-count="69"/>
    <meta:generator>LibreOffice/6.4.6.2$Linux_X86_64 LibreOffice_project/40$Build-2</meta:generator>
  </office:meta>
</office:document-meta>
</file>